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left="0.5in" fo:margin-right="0in" fo:margin-top="0in" fo:margin-bottom="0in" style:contextual-spacing="false" fo:text-indent="0in" style:auto-text-indent="false" fo:padding="0in" fo:border="none"/>
      <style:text-properties officeooo:paragraph-rsid="0003b766"/>
    </style:style>
    <style:style style:name="P2" style:family="paragraph" style:parent-style-name="Text_20_body" style:list-style-name="L1">
      <style:paragraph-properties fo:margin-left="0.5in" fo:margin-right="0in" fo:margin-top="0in" fo:margin-bottom="0in" style:contextual-spacing="false" fo:text-indent="0in" style:auto-text-indent="false" fo:padding="0in" fo:border="none"/>
    </style:style>
    <style:style style:name="P3" style:family="paragraph" style:parent-style-name="Text_20_body" style:list-style-name="L1">
      <style:paragraph-properties fo:margin-left="0.5in" fo:margin-right="0in" fo:text-indent="0in" style:auto-text-indent="false" fo:padding="0in" fo:border="none"/>
    </style:style>
    <style:style style:name="T1" style:family="text">
      <style:text-properties officeooo:rsid="0003b766"/>
    </style:style>
    <style:style style:name="T2" style:family="text">
      <style:text-properties officeooo:rsid="0004c54a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Q1.2 Project Properties</text:p>
      <text:list text:style-name="L1">
        <text:list-item>
          <text:p text:style-name="P1">Output Directory<text:line-break/><text:span text:style-name="T1">Output directory is a folder path to store the binary bla bla bla</text:span></text:p>
        </text:list-item>
        <text:list-item>
          <text:p text:style-name="P2">Intermediate Directory<text:line-break/><text:span text:style-name="T2">Is a forlder path to store generated object files</text:span></text:p>
        </text:list-item>
        <text:list-item>
          <text:p text:style-name="P2">Extensions to Delete on Clean,</text:p>
        </text:list-item>
        <text:list-item>
          <text:p text:style-name="P2">Build Log File, and</text:p>
        </text:list-item>
        <text:list-item>
          <text:p text:style-name="P3">Configuration Type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D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D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2T13:38:59.224000000</meta:creation-date>
    <dc:date>2023-11-22T13:42:37.071000000</dc:date>
    <meta:editing-duration>PT1M38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6" meta:word-count="45" meta:character-count="250" meta:non-whitespace-character-count="216"/>
  </office:meta>
</office:document-meta>
</file>